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" style:family="table-cell" style:parent-style-name="Default" style:data-style-name="N49"/>
    <style:style style:name="ce6" style:family="table-cell" style:parent-style-name="Default" style:data-style-name="N61"/>
    <style:style style:name="ce3" style:family="table-cell" style:parent-style-name="Default" style:data-style-name="N49"/>
    <style:style style:name="ce4" style:family="table-cell" style:parent-style-name="Default" style:data-style-name="N100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ather.Code</text:p>
          </table:table-cell>
          <table:table-cell office:value-type="string" calcext:value-type="string">
            <text:p>Weather Link</text:p>
          </table:table-cell>
        </table:table-row>
        <table:table-row table:style-name="ro1">
          <table:table-cell office:value-type="string" calcext:value-type="string">
            <text:p>Boyd Lee</text:p>
          </table:table-cell>
          <table:table-cell office:value-type="float" office:value="35.5309739182802" calcext:value-type="float">
            <text:p>35.5309739182802</text:p>
          </table:table-cell>
          <table:table-cell office:value-type="float" office:value="-77.3656830127534" calcext:value-type="float">
            <text:p>-77.3656830127534</text:p>
          </table:table-cell>
          <table:table-cell office:value-type="string" calcext:value-type="string">
            <text:p>KNCWINTE63</text:p>
          </table:table-cell>
          <table:table-cell office:value-type="string" calcext:value-type="string">
            <text:p>https://www.wunderground.com/weather/us/nc/winterville/KNCWINTE63</text:p>
          </table:table-cell>
        </table:table-row>
      </table:table>
      <table:table table:name="2024" table:style-name="ta1"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Time Trial</text:p>
          </table:table-cell>
          <table:table-cell office:value-type="string" calcext:value-type="string">
            <text:p>Boyd 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: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and sloppy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:00</text:p>
          </table:table-cell>
          <table:table-cell table:number-columns-repeated="4"/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:0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5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table table:name="202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5T12:57:44.420446098</dc:date>
    <meta:editing-duration>PT4H25M41S</meta:editing-duration>
    <meta:editing-cycles>18</meta:editing-cycles>
    <meta:generator>LibreOffice/7.3.7.2$Linux_X86_64 LibreOffice_project/30$Build-2</meta:generator>
    <meta:document-statistic meta:table-count="5" meta:cell-count="65" meta:object-count="0"/>
  </office:meta>
</office:document-meta>
</file>